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sim4OpenCog</text:p>
      <text:p text:style-name="Standard">User Documentation</text:p>
      <text:p text:style-name="Standard">rev 0.1</text:p>
      <text:p text:style-name="Standard"/>
      <text:p text:style-name="Standard">Summary</text:p>
      <text:p text:style-name="Standard"/>
      <text:p text:style-name="Standard">Cogbot/Opensim4OpenCog is a server written in a mixture of C#, Prolog, and dot Lisp that connects to a avatar acting as "bot" in OpenSim/Second Life/RealXtend.</text:p>
      <text:p text:style-name="Standard">Opensim4OpenCog is likely to be useful to two audiences.</text:p>
      <text:p text:style-name="Standard">First, Opensim4OpenCog is being built to serve as a virtual robot for the OpenCog project. </text:p>
      <text:p text:style-name="Standard">It is widely acknowledged that an AGI requires a rich environment with which to interact. However, real robots suffer from a number of infelicities, from sticky servos to lack of reproducability. A virtual robot operating in a virtual world is more controllable. <text:s/>At the same time, the environment must be large, complex, and unpredictable. Fortunately, virtual worlds provide such an environment. Second Life, with it's large size, user created content, and lack of a clear, unidirectional goal, serves well.</text:p>
      <text:p text:style-name="Standard">Second, we expect Opensim4OpenCog to serve a wide variety of users outside the immediate AGI community, as a robust, flexible, intelligent tool for constructing automatic 'bots' in virtual worlds.</text:p>
      <text:p text:style-name="Standard"/>
      <text:p text:style-name="Standard"/>
      <text:p text:style-name="Standard">Architecture</text:p>
      <text:p text:style-name="Standard"/>
      <text:p text:style-name="Standard">The Second Life Messaging Protocol<text:note text:id="ftn1" text:note-class="footnote"><text:note-citation>1</text:note-citation><text:note-body><text:p text:style-name="Footnote">http://wiki.secondlife.com/wiki/Protocol</text:p></text:note-body></text:note>, is a de facto standard protocol for operating a 'grid' of 'simulators', servers serving pieces of virtual land, along with support services. This protocol is supported by the Second Life(tm) service and by grids operating the OpenSim server.</text:p>
      <text:p text:style-name="Standard">The protocol is complex and involves connecting to a number of different actual server processes, but for our purposes we can simply think of a server connecting to a viewer.</text:p>
      <text:p text:style-name="Standard">Typically a viewer is a GUI client that displays the user's view of the world and allows them to control their avatar.</text:p>
      <text:p text:style-name="Standard">Opensim4OpenCog is a viewer. Unlike a normal viewer, Opensim4OpenCog is oriented towards connecting with another program and being run as a bot. Thus Opensim4OpenCog also acts as a server, and can be communicated with in a number of ways (see 'Interacting with Opensim4OpenCog') programmatically.</text:p>
      <text:p text:style-name="Standard">Opensim4OpenCog is a plugin extension to the Radegast<text:note text:id="ftn2" text:note-class="footnote"><text:note-citation>2</text:note-citation><text:note-body><text:p text:style-name="Footnote">http://radegast.org/wp/</text:p></text:note-body></text:note> viewer, a viewer intended for interacting in situations where a 3<text:span text:style-name="T1">rd</text:span> person POV 'game' display is inappropriate. Radegast provides os4oc with the ability to control the bot manually.</text:p>
      <text:p text:style-name="Standard"/>
      <text:p text:style-name="Standard">System Requirements</text:p>
      <text:p text:style-name="Standard"/>
      <text:p text:style-name="Standard">Installation</text:p>
      <text:p text:style-name="Standard"/>
      <text:p text:style-name="Standard">&lt;TODO&gt;</text:p>
      <text:p text:style-name="Standard"/>
      <text:p text:style-name="Standard">Running Opensim4OpenCog</text:p>
      <text:p text:style-name="Standard"/>
      <text:p text:style-name="Standard">&lt;TODO&gt;</text:p>
      <text:p text:style-name="Standard">(you can add a startup command to botconfig.xml so you can consult a file)</text:p>
      <text:p text:style-name="Standard"/>
      <text:p text:style-name="Standard">Configuring with botconfig</text:p>
      <text:p text:style-name="Standard"/>
      <text:p text:style-name="Standard"><text:soft-page-break/></text:p>
      <text:p text:style-name="Standard">User Interface</text:p>
      <text:p text:style-name="Standard">At startup os4oc will open three windows. </text:p>
      <text:p text:style-name="Standard">os4oc is integrated into the SWI-Prolog<text:note text:id="ftn3" text:note-class="footnote"><text:note-citation>3</text:note-citation><text:note-body><text:p text:style-name="Footnote">http://www.swi-prolog.org/</text:p></text:note-body></text:note> development environment. The normal SWI-Prolog integrated development environment is available during cogbot programming. </text:p>
      <text:p text:style-name="Standard"/>
      <text:p text:style-name="Standard">It is frequently necessary, during bot development, to operate the bot by hand. For this reason, cogbot operates as a plugin inside the Radegast viewer. Radegast displays it's own window.</text:p>
      <text:p text:style-name="Standard"/>
      <text:p text:style-name="Standard">Other displays -</text:p>
      <text:p text:style-name="Standard">Optionally, the user can request images of objects in the radegast window. These are supplied via LookingGlass.</text:p>
      <text:p text:style-name="Standard"/>
      <text:p text:style-name="Standard">The pfdebug command opens a debug panel useful for understanding the bot's pathfinding behavior.</text:p>
      <text:p text:style-name="Standard"/>
      <text:p text:style-name="Standard"/>
      <text:p text:style-name="Standard">/pfdebug</text:p>
      <text:p text:style-name="Standard"/>
      <text:p text:style-name="Standard"/>
      <text:p text:style-name="Standard"/>
      <text:p text:style-name="Standard"/>
      <text:p text:style-name="Standard"/>
      <text:p text:style-name="Standard">ask doug for rules for $ and ! In his cmd interpreter</text:p>
      <text:p text:style-name="Standard"/>
      <text:p text:style-name="Standard"/>
      <text:p text:style-name="Standard"/>
      <text:p text:style-name="Standard"/>
      <text:p text:style-name="Standard">AIMLbot - </text:p>
      <text:p text:style-name="Standard">not loaded (commented out iin botconfig), makes the bot listen on chat and respond with aiml interpreter</text:p>
      <text:p text:style-name="Standard"/>
      <text:p text:style-name="Standard">CSProlog – C# based Prolog interpreter, is only currently loaded by AIMLBot, which loads it but doesn't do anything useful with it.</text:p>
      <text:p text:style-name="Standard"/>
      <text:p text:style-name="Standard">DotLisp – always loaded used for the event filtering and interpreting botconfig.xml</text:p>
      <text:p text:style-name="Standard"/>
      <text:p text:style-name="Standard">IKVM <text:s/>- module that allows .net to access jar files</text:p>
      <text:p text:style-name="Standard"/>
      <text:p text:style-name="Standard">Lucene – natural language database used by AIMLbot</text:p>
      <text:p text:style-name="Standard"/>
      <text:p text:style-name="Standard">MushDLR223 -</text:p>
      <text:p text:style-name="Standard">shared utility lib shared between cogbot and it's modules</text:p>
      <text:p text:style-name="Standard">general purpose utilities</text:p>
      <text:p text:style-name="Standard">supposed to be a scripting framework</text:p>
      <text:p text:style-name="Standard"/>
      <text:p text:style-name="Standard">PathSystem3D -</text:p>
      <text:p text:style-name="Standard">pathfinder, not dependent on cogbot. Cogbot depends on it</text:p>
      <text:p text:style-name="Standard"/>
      <text:p text:style-name="Standard">SharpWordNet – C# lib for WordNet, a part of speech database. LAIR accesses it.</text:p>
      <text:p text:style-name="Standard"/>
      <text:p text:style-name="Standard">LAIR – bunch of C# utilities that do language parsing (tells what are nouns, verbs, adjectives) , <text:soft-page-break/>used by AIMLBOT</text:p>
      <text:p text:style-name="Standard"/>
      <text:p text:style-name="Standard">Cogbot.LAIR – abstraction layer on LAIR so LAIR can be removed from cogbot.</text:p>
      <text:p text:style-name="Standard"/>
      <text:p text:style-name="Standard">LibOMV – library to deal with SL Messaging Protocol</text:p>
      <text:p text:style-name="Standard"/>
      <text:p text:style-name="Standard">LookingGlassClient – visualization library for Radegast</text:p>
      <text:p text:style-name="Standard">RadegastClient – this is Radegast</text:p>
      <text:p text:style-name="Standard"/>
      <text:p text:style-name="Standard">SwiProlog – SWI prolog interpreter</text:p>
      <text:p text:style-name="Standard"/>
      <text:p text:style-name="Standard">SwiPlCs – allows swi-prolog to access .net <text:s/>libs</text:p>
      <text:p text:style-name="Standard"/>
      <text:p text:style-name="Standard">PrologScriptEngine – unified architecture for accessing Prolog from C#</text:p>
      <text:p text:style-name="Standard"/>
      <text:p text:style-name="Standard">swicli – the swi prolog module that hosts .net <text:s/>runtime</text:p>
      <text:p text:style-name="Standard"/>
      <text:p text:style-name="Standard">cogbot32 – allows cogbot to act like it's on a 32 bit machine</text:p>
      <text:p text:style-name="Standard"/>
      <text:p text:style-name="Standard">cogbot.library</text:p>
      <text:p text:style-name="Standard"/>
      <text:p text:style-name="Standard">TheOpenSims – all the objects that cogbot uses (name is misleading) – meshes, objects, avatars</text:p>
      <text:p text:style-name="Standard"/>
      <text:p text:style-name="Standard">Tutorials- a set of classes to give the bot some behavior that teaches one how to use it</text:p>
      <text:p text:style-name="Standard"/>
      <text:p text:style-name="Standard"/>
      <text:p text:style-name="P1"/>
      <text:p text:style-name="Standard">Commands syntax, from</text:p>
      <text:p text:style-name="Standard"><text:a xlink:type="simple" xlink:href="http://code.google.com/p/opensim4opencog/source/browse/trunk/sources/main/LibCogbot/Listeners/WorldCommandParsing.cs?r=2086#433">http://code.google.com/p/opensim4opencog/source/browse/trunk/sources/main/LibCogbot/Listeners/WorldCommandParsing.cs?r=2086#433</text:a></text:p>
      <text:p text:style-name="Standard"/>
      <text:p text:style-name="Standard">and Douglas</text:p>
      <text:p text:style-name="Standard"/>
      <text:p text:style-name="Standard"><text:s/>prims = GetNearByObjects(TheSimAvatar.GlobalPosition, TheSimAvatar, dist, false);</text:p>
      <text:p text:style-name="Standard"><text:s text:c="5"/>public List&lt;SimObject&gt; GetNearByObjects(Vector3d here, object except, double maxDistance, bool rootOnly);</text:p>
      <text:p text:style-name="Standard"/>
      <text:p text:style-name="Standard">verbs</text:p>
      <text:p text:style-name="Standard">(very incomplete)</text:p>
      <text:p text:style-name="Standard">i also have /select and /unselect cmds</text:p>
      <text:p text:style-name="Standard">[5:47:57 PM] Douglas R. Miles: /unselect $selected - clears all selections</text:p>
      <text:p text:style-name="Standard">[5:48:10 PM] Douglas R. Miles: /select $region... all object is region</text:p>
      <text:p text:style-name="Standard"/>
      <text:p text:style-name="Standard">The nouns</text:p>
      <text:p text:style-name="Standard">(probably incomplete)</text:p>
      <text:p text:style-name="Standard">you can add nouns by </text:p>
      <text:p text:style-name="Standard">provideGroup(_,_) <text:s text:c="2"/>had soemting defined like <text:s text:c="2"/>provideGroup(anniesgroup,X):..</text:p>
      <text:p text:style-name="Standard"/>
      <text:p text:style-name="Standard">$master = group of master</text:p>
      <text:p text:style-name="Standard">$region = region you arte in</text:p>
      <text:p text:style-name="Standard">$all = ALL</text:p>
      <text:p text:style-name="Standard"><text:s/>$selected</text:p>
      <text:p text:style-name="Standard"><text:soft-page-break/>a name</text:p>
      <text:p text:style-name="Standard">a UUID</text:p>
      <text:p text:style-name="Standard"/>
      <text:p text:style-name="Standard">the conjunctions</text:p>
      <text:p text:style-name="Standard"/>
      <text:p text:style-name="Standard">and <text:s/>or comma <text:s text:c="2"/>- union the results</text:p>
      <text:p text:style-name="Standard"/>
      <text:p text:style-name="Standard">The adjectives</text:p>
      <text:p text:style-name="Standard"/>
      <text:p text:style-name="Standard">adjectives can be combined, a la</text:p>
      <text:p text:style-name="Standard">/priminfo maxdist 10 mindist 5</text:p>
      <text:p text:style-name="Standard"/>
      <text:p text:style-name="Standard">/priminfo <text:s text:c="2"/>dist <text:s/>10 </text:p>
      <text:p text:style-name="Standard">/priminfo maxdist 10</text:p>
      <text:p text:style-name="Standard">limit to within 10 meters from the bot <text:s text:c="2"/></text:p>
      <text:p text:style-name="Standard"/>
      <text:p text:style-name="Standard">/priminfo mindist 10</text:p>
      <text:p text:style-name="Standard">limit to more than 10 away</text:p>
      <text:p text:style-name="Standard"/>
      <text:p text:style-name="Standard">/select family $selected</text:p>
      <text:p text:style-name="Standard"><text:s/>if you had two objects selected it gets them and all their children</text:p>
      <text:p text:style-name="Standard"/>
      <text:p text:style-name="Standard">parentof <text:s text:c="2"/>- the parent of the argument</text:p>
      <text:p text:style-name="Standard"/>
      <text:p text:style-name="Standard">max <text:s/>- <text:s/>limit to max number of objects</text:p>
      <text:p text:style-name="Standard"/>
      <text:p text:style-name="Standard"/>
      <text:p text:style-name="Standard">nth – return only the nth match</text:p>
      <text:p text:style-name="Standard"/>
      <text:p text:style-name="Standard">matches <text:s/>-</text:p>
      <text:p text:style-name="Standard">matches is sort of the "default'</text:p>
      <text:p text:style-name="Standard">thats the mode the command parser thinks it in at onset</text:p>
      <text:p text:style-name="Standard"><text:s/>i have this matchString that all objects present</text:p>
      <text:p text:style-name="Standard"><text:s/>name | desc ShapType ID (localid x### )</text:p>
      <text:p text:style-name="Standard"/>
      <text:p text:style-name="Standard">childsof</text:p>
      <text:p text:style-name="Standard"/>
      <text:p text:style-name="Standard">ownedby</text:p>
      <text:p text:style-name="Standard"/>
      <text:p text:style-name="Standard">bydist sorts it's argument in ascending order</text:p>
      <text:p text:style-name="Standard"/>
      <text:p text:style-name="Standard">anything else is the </text:p>
      <text:p text:style-name="Standard"/>
      <text:p text:style-name="Standard">bydistance will "sort" the prims: </text:p>
      <text:p text:style-name="Standard">an example of "getting the two closest prims owned by someone "</text:p>
      <text:p text:style-name="Standard">/select max 2 bydistance ownedby 34-3434--343434-344</text:p>
      <text:p text:style-name="Standard">[6:46:17 PM] Anne Ogborn: yah, got that</text:p>
      <text:p text:style-name="Standard">[6:46:35 PM] Anne Ogborn: oh, good to say it can be name or UUI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13M17S</meta:editing-duration>
    <meta:editing-cycles>17</meta:editing-cycles>
    <meta:generator>OpenOffice.org/3.3$Win32 OpenOffice.org_project/330m20$Build-9567</meta:generator>
    <dc:date>2012-02-09T19:31:01.09</dc:date>
    <dc:creator>Anne Ogborn</dc:creator>
    <meta:document-statistic meta:table-count="0" meta:image-count="0" meta:object-count="0" meta:page-count="4" meta:paragraph-count="109" meta:word-count="987" meta:character-count="6360"/>
    <meta:user-defined meta:name="Info 1"/>
    <meta:user-defined meta:name="Info 2"/>
    <meta:user-defined meta:name="Info 3"/>
    <meta:user-defined meta:name="Info 4"/>
  </office:meta>
</office:document-meta>
</file>